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2acec" officeooo:paragraph-rsid="0012acec"/>
    </style:style>
    <style:style style:name="P2" style:family="paragraph" style:parent-style-name="Text_20_body">
      <style:text-properties officeooo:paragraph-rsid="001073b2"/>
    </style:style>
    <style:style style:name="P3" style:family="paragraph" style:parent-style-name="Standard">
      <style:text-properties fo:color="#1c1c1c" loext:opacity="100%" style:font-name="Times New Roman" fo:font-size="12pt" style:font-size-asian="12pt" style:font-size-complex="12pt"/>
    </style:style>
    <style:style style:name="T1" style:family="text">
      <style:text-properties officeooo:rsid="0012acec"/>
    </style:style>
    <style:style style:name="T2" style:family="text">
      <style:text-properties officeooo:rsid="001073b2"/>
    </style:style>
    <style:style style:name="T3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fo:font-style="normal" style:text-underline-style="none" fo:font-weight="normal" officeooo:rsid="001073b2" style:text-blinking="false" style:font-size-asian="12pt" style:font-size-complex="12pt"/>
    </style:style>
    <style:style style:name="T4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fo:font-style="normal" style:text-underline-style="none" fo:font-weight="bold" officeooo:rsid="001073b2" style:text-blinking="false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1c1c1c" loext:opacity="100%" style:text-line-through-style="none" style:text-line-through-type="none" style:font-name="Times New Roman" fo:font-size="12pt" fo:letter-spacing="normal" style:text-underline-style="none" fo:font-weight="normal" style:text-blinking="false" style:font-size-asian="12pt" style:font-size-complex="12pt"/>
    </style:style>
    <style:style style:name="T7" style:family="text">
      <style:text-properties fo:color="#1c1c1c" loext:opacity="100%" style:text-line-through-style="none" style:text-line-through-type="none" style:font-name="Times New Roman" fo:font-size="12pt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<text:span text:style-name="T1">Front-End---------------------------------</text:span></text:p>
      <text:p text:style-name="Standard"/>
      <text:p text:style-name="P1">1 <text:s text:c="3"/>- <text:s/>Angular 19</text:p>
      <text:p text:style-name="P1">1.1 - <text:s/>PrimeNg (Para adicionar compentes)</text:p>
      <text:p text:style-name="P1">1.2 – tailwind css (Para estilização e responsidade)</text:p>
      <text:p text:style-name="Standard"/>
      <text:p text:style-name="Standard"/>
      <text:p text:style-name="Standard"/>
      <text:p text:style-name="Standard">----------------------<text:span text:style-name="T2">Spring Boot -------------------------------</text:span></text:p>
      <text:p text:style-name="Standard"/>
      <text:p text:style-name="P2"><text:span text:style-name="T3">1 - </text:span><text:span text:style-name="T4">Flyway</text:span><text:span text:style-name="T3"> <text:s/>-</text:span><text:span text:style-name="T5"> é uma ferramenta de </text:span><text:span text:style-name="Emphasis"><text:span text:style-name="T5">controle</text:span></text:span><text:span text:style-name="T6"> </text:span><text:span text:style-name="T5">de </text:span><text:span text:style-name="Emphasis"><text:span text:style-name="T5">versão</text:span></text:span><text:span text:style-name="T6"> </text:span><text:span text:style-name="T5">para </text:span><text:span text:style-name="Emphasis"><text:span text:style-name="T5">bancos</text:span></text:span><text:span text:style-name="T6"> </text:span><text:span text:style-name="T5">de dados, que permite aos desenvolvedores gerenciar a evolução de seus esquemas</text:span><text:span text:style-name="T7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21:58:47.109000000</meta:creation-date>
    <dc:date>2025-04-18T08:48:58.626000000</dc:date>
    <meta:editing-duration>PT3M10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6" meta:word-count="48" meta:character-count="386" meta:non-whitespace-character-count="338"/>
  </office:meta>
</office:document-meta>
</file>